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D15C7EB0047E912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468cm, 10.994cm, 3.131cm, 11.471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-0.709cm" svg:y="0.335cm" svg:width="19.457cm" svg:height="17.722cm" draw:z-index="0"><draw:image xlink:href="Pictures/100000000000055600000300D15C7EB0047E912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1"><text:s text:c="8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11-17T12:13:50.185000000</meta:creation-date>
    <dc:date>2024-11-17T13:00:13.993000000</dc:date>
    <meta:editing-duration>PT36M7S</meta:editing-duration>
    <meta:editing-cycles>7</meta:editing-cycles>
    <meta:generator>LibreOffice/6.3.5.2$Windows_X86_64 LibreOffice_project/dd0751754f11728f69b42ee2af66670068624673</meta:generator>
    <meta:document-statistic meta:table-count="0" meta:image-count="1" meta:object-count="0" meta:page-count="1" meta:paragraph-count="1" meta:word-count="0" meta:character-count="84" meta:non-whitespace-character-count="0"/>
  </office:meta>
</office:document-meta>
</file>